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5" style:family="graphic" style:parent-style-name="standard">
      <style:graphic-properties draw:stroke="dash" draw:stroke-dash="Ultrafine_20_2_20_Dots_20_3_20_Dashes" draw:marker-end="Circle" draw:marker-end-width="0.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marker-end="Symmetric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4cm" svg:y1="14cm" svg:x2="4cm" svg:y2="15cm">
          <text:p/>
        </draw:line>
        <draw:line draw:style-name="gr1" draw:text-style-name="P1" draw:layer="layout" svg:x1="7cm" svg:y1="15cm" svg:x2="4cm" svg:y2="15cm">
          <text:p/>
        </draw:line>
        <draw:line draw:style-name="gr1" draw:text-style-name="P1" draw:layer="layout" svg:x1="7cm" svg:y1="14cm" svg:x2="4cm" svg:y2="14cm">
          <text:p/>
        </draw:line>
        <draw:line draw:style-name="gr1" draw:text-style-name="P1" draw:layer="layout" svg:x1="10.5cm" svg:y1="12.5cm" svg:x2="7cm" svg:y2="14cm">
          <text:p/>
        </draw:line>
        <draw:line draw:style-name="gr1" draw:text-style-name="P1" draw:layer="layout" svg:x1="7cm" svg:y1="15cm" svg:x2="10.5cm" svg:y2="16.5cm">
          <text:p/>
        </draw:line>
        <draw:path draw:style-name="gr1" draw:text-style-name="P1" draw:layer="layout" svg:width="4cm" svg:height="0.571cm" draw:transform="rotate (-1.57079632679579) translate (11.071cm 12.5cm)" svg:viewBox="0 0 4001 572" svg:d="m0 571 1500-500c315-105 578-84 1000 0s1000 332 1500 500">
          <text:p/>
        </draw:path>
        <draw:custom-shape draw:style-name="gr2" draw:text-style-name="P1" draw:layer="layout" svg:width="1.5cm" svg:height="0.309cm" svg:x="5cm" svg:y="14.34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68cm" svg:height="0.15cm" svg:x="7.132cm" svg:y="14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8cm" svg:height="0.15cm" svg:x="7.159cm" svg:y="14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8.5cm" svg:y1="14cm" svg:x2="8.5cm" svg:y2="15cm">
          <text:p/>
        </draw:line>
        <draw:line draw:style-name="gr5" draw:text-style-name="P1" draw:layer="layout" svg:x1="6.694cm" svg:y1="14.5cm" svg:x2="11cm" svg:y2="14.5cm">
          <text:p/>
        </draw:line>
        <draw:frame draw:style-name="gr6" draw:layer="layout" svg:width="1.891cm" svg:height="0.963cm" svg:x="4.5cm" svg:y="12.5cm">
          <draw:text-box>
            <text:p text:style-name="P2">Canhão<text:line-break/>eletrônico</text:p>
          </draw:text-box>
        </draw:frame>
        <draw:frame draw:style-name="gr6" draw:layer="layout" svg:width="1.907cm" svg:height="0.963cm" svg:x="6.5cm" svg:y="16.037cm">
          <draw:text-box>
            <text:p text:style-name="P2">Placas de</text:p>
            <text:p text:style-name="P2">deflexão</text:p>
          </draw:text-box>
        </draw:frame>
        <draw:frame draw:style-name="gr6" draw:layer="layout" svg:width="1.387cm" svg:height="0.607cm" svg:x="7.613cm" svg:y="12.5cm">
          <draw:text-box>
            <text:p text:style-name="P2">Grade</text:p>
          </draw:text-box>
        </draw:frame>
        <draw:frame draw:style-name="gr6" draw:layer="layout" svg:width="1.408cm" svg:height="0.607cm" svg:x="11.592cm" svg:y="13cm">
          <draw:text-box>
            <text:p text:style-name="P2">Vácuo</text:p>
          </draw:text-box>
        </draw:frame>
        <draw:frame draw:style-name="gr6" draw:layer="layout" svg:width="1.463cm" svg:height="0.963cm" svg:x="11.537cm" svg:y="15.037cm">
          <draw:text-box>
            <text:p text:style-name="P2">Ponto</text:p>
            <text:p text:style-name="P2">na tela</text:p>
          </draw:text-box>
        </draw:frame>
        <draw:line draw:style-name="gr7" draw:text-style-name="P1" draw:layer="layout" svg:x1="11.592cm" svg:y1="13.341cm" svg:x2="10.054cm" svg:y2="13.573cm">
          <text:p/>
        </draw:line>
        <draw:line draw:style-name="gr7" draw:text-style-name="P1" draw:layer="layout" svg:x1="11.694cm" svg:y1="15.425cm" svg:x2="11.071cm" svg:y2="14.79cm">
          <text:p/>
        </draw:line>
        <draw:line draw:style-name="gr7" draw:text-style-name="P1" draw:layer="layout" svg:x1="8.391cm" svg:y1="13.107cm" svg:x2="8.44cm" svg:y2="13.758cm">
          <text:p/>
        </draw:line>
        <draw:line draw:style-name="gr7" draw:text-style-name="P1" draw:layer="layout" svg:x1="7.382cm" svg:y1="16.037cm" svg:x2="7.593cm" svg:y2="15cm">
          <text:p/>
        </draw:line>
        <draw:line draw:style-name="gr7" draw:text-style-name="P1" draw:layer="layout" svg:x1="5.503cm" svg:y1="13.309cm" svg:x2="5.503cm" svg:y2="13.8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9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andre</meta:initial-creator>
    <meta:creation-date>2006-09-24T09:04:25</meta:creation-date>
    <dc:creator>andre</dc:creator>
    <dc:date>2006-11-12T10:28:48</dc:date>
    <dc:language>pt-BR</dc:language>
    <meta:editing-cycles>4</meta:editing-cycles>
    <meta:editing-duration>PT15M22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